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.139in" style:contextual-spacing="false"/>
    </style:style>
    <style:style style:name="P3" style:family="paragraph" style:parent-style-name="Standard">
      <style:text-properties officeooo:rsid="0014a524" officeooo:paragraph-rsid="0014a524"/>
    </style:style>
    <style:style style:name="P4" style:family="paragraph" style:parent-style-name="Standard">
      <style:text-properties officeooo:rsid="00192e7e" officeooo:paragraph-rsid="00192e7e"/>
    </style:style>
    <style:style style:name="P5" style:family="paragraph" style:parent-style-name="Standard">
      <style:text-properties officeooo:paragraph-rsid="00192e7e"/>
    </style:style>
    <style:style style:name="P6" style:family="paragraph" style:parent-style-name="Standard">
      <style:text-properties fo:font-size="9pt" officeooo:paragraph-rsid="00192e7e" style:font-size-asian="9pt" style:font-size-complex="9pt"/>
    </style:style>
    <style:style style:name="P7" style:family="paragraph" style:parent-style-name="Standard">
      <style:text-properties officeooo:paragraph-rsid="001b2b90"/>
    </style:style>
    <style:style style:name="P8" style:family="paragraph" style:parent-style-name="Standard">
      <style:text-properties officeooo:paragraph-rsid="001be3d3"/>
    </style:style>
    <style:style style:name="P9" style:family="paragraph" style:parent-style-name="Standard">
      <style:text-properties officeooo:paragraph-rsid="001d349c"/>
    </style:style>
    <style:style style:name="P10" style:family="paragraph" style:parent-style-name="Standard">
      <style:text-properties officeooo:paragraph-rsid="001e78f9"/>
    </style:style>
    <style:style style:name="P11" style:family="paragraph" style:parent-style-name="Standard">
      <style:text-properties officeooo:paragraph-rsid="00200f09"/>
    </style:style>
    <style:style style:name="P12" style:family="paragraph" style:parent-style-name="Standard">
      <style:text-properties officeooo:paragraph-rsid="0020ddb5"/>
    </style:style>
    <style:style style:name="P13" style:family="paragraph" style:parent-style-name="Standard">
      <style:text-properties officeooo:paragraph-rsid="0021ce6d"/>
    </style:style>
    <style:style style:name="P14" style:family="paragraph" style:parent-style-name="Standard">
      <style:text-properties officeooo:paragraph-rsid="0022d8db"/>
    </style:style>
    <style:style style:name="P15" style:family="paragraph" style:parent-style-name="Standard">
      <style:text-properties officeooo:paragraph-rsid="00232aad"/>
    </style:style>
    <style:style style:name="P16" style:family="paragraph" style:parent-style-name="Standard">
      <style:text-properties officeooo:paragraph-rsid="00244aff"/>
    </style:style>
    <style:style style:name="P17" style:family="paragraph" style:parent-style-name="Standard">
      <style:text-properties officeooo:paragraph-rsid="00253601"/>
    </style:style>
    <style:style style:name="P18" style:family="paragraph" style:parent-style-name="Standard">
      <style:text-properties officeooo:paragraph-rsid="00267e80"/>
    </style:style>
    <style:style style:name="P19" style:family="paragraph" style:parent-style-name="Standard">
      <style:text-properties officeooo:paragraph-rsid="0029236a"/>
    </style:style>
    <style:style style:name="P20" style:family="paragraph" style:parent-style-name="Standard">
      <style:text-properties officeooo:paragraph-rsid="002c9cf7"/>
    </style:style>
    <style:style style:name="P21" style:family="paragraph" style:parent-style-name="Standard">
      <style:text-properties officeooo:paragraph-rsid="0037783d"/>
    </style:style>
    <style:style style:name="P22" style:family="paragraph" style:parent-style-name="Standard">
      <style:text-properties officeooo:paragraph-rsid="0038c67c"/>
    </style:style>
    <style:style style:name="P23" style:family="paragraph" style:parent-style-name="Standard">
      <style:text-properties officeooo:paragraph-rsid="003a28cd"/>
    </style:style>
    <style:style style:name="P24" style:family="paragraph" style:parent-style-name="Standard">
      <style:text-properties officeooo:paragraph-rsid="003c03bf"/>
    </style:style>
    <style:style style:name="P25" style:family="paragraph" style:parent-style-name="Standard">
      <style:text-properties officeooo:paragraph-rsid="003e0198"/>
    </style:style>
    <style:style style:name="P26" style:family="paragraph" style:parent-style-name="Standard">
      <style:text-properties officeooo:paragraph-rsid="003fa344"/>
    </style:style>
    <style:style style:name="P27" style:family="paragraph" style:parent-style-name="Standard">
      <style:text-properties officeooo:paragraph-rsid="003fa9ea"/>
    </style:style>
    <style:style style:name="P28" style:family="paragraph" style:parent-style-name="Standard">
      <style:text-properties officeooo:paragraph-rsid="0040a677"/>
    </style:style>
    <style:style style:name="P29" style:family="paragraph" style:parent-style-name="Standard">
      <style:text-properties officeooo:rsid="00427c91" officeooo:paragraph-rsid="00427c91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1"/>
    </style:style>
    <style:style style:name="T3" style:family="text">
      <style:text-properties fo:language="en" fo:country="US" officeooo:rsid="001b2b90"/>
    </style:style>
    <style:style style:name="T4" style:family="text">
      <style:text-properties fo:language="en" fo:country="US" officeooo:rsid="001be3d3"/>
    </style:style>
    <style:style style:name="T5" style:family="text">
      <style:text-properties fo:language="en" fo:country="US" officeooo:rsid="002adbcf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language="en" fo:country="US"/>
    </style:style>
    <style:style style:name="T8" style:family="text">
      <style:text-properties fo:color="#000000" loext:opacity="100%" fo:language="en" fo:country="US" style:font-name-complex="Calibri1"/>
    </style:style>
    <style:style style:name="T9" style:family="text">
      <style:text-properties fo:color="#000000" loext:opacity="100%" fo:font-size="10pt" fo:language="en" fo:country="US" style:font-size-asian="10pt" style:font-size-complex="10pt"/>
    </style:style>
    <style:style style:name="T10" style:family="text">
      <style:text-properties fo:color="#000000" loext:opacity="100%" fo:font-size="10pt" fo:language="en" fo:country="US" officeooo:rsid="00192e7e" style:font-size-asian="10pt" style:font-size-complex="10pt"/>
    </style:style>
    <style:style style:name="T11" style:family="text">
      <style:text-properties fo:color="#000000" loext:opacity="100%" fo:font-size="10pt" fo:language="en" fo:country="US" officeooo:rsid="0035f6c8" style:font-size-asian="10pt" style:font-size-complex="10pt"/>
    </style:style>
    <style:style style:name="T12" style:family="text">
      <style:text-properties fo:color="#000000" loext:opacity="100%" fo:font-size="10pt" fo:language="en" fo:country="US" officeooo:rsid="0042ba7e" style:font-size-asian="10pt" style:font-size-complex="10pt"/>
    </style:style>
    <style:style style:name="T13" style:family="text">
      <style:text-properties fo:color="#000000" loext:opacity="100%" fo:font-size="10pt" fo:language="en" fo:country="US" officeooo:rsid="00460ffa" style:font-size-asian="10pt" style:font-size-complex="10pt"/>
    </style:style>
    <style:style style:name="T14" style:family="text">
      <style:text-properties fo:color="#000000" loext:opacity="100%" fo:font-size="10pt" fo:language="en" fo:country="US" style:font-size-asian="10pt" style:font-name-complex="Calibri1" style:font-size-complex="10pt"/>
    </style:style>
    <style:style style:name="T15" style:family="text">
      <style:text-properties fo:color="#000000" loext:opacity="100%" fo:font-size="8pt" fo:language="en" fo:country="US" style:font-size-asian="8pt" style:font-size-complex="8pt"/>
    </style:style>
    <style:style style:name="T16" style:family="text">
      <style:text-properties fo:color="#000000" loext:opacity="100%" fo:font-size="12pt" fo:language="en" fo:country="US" style:font-size-asian="12pt" style:font-size-complex="12pt"/>
    </style:style>
    <style:style style:name="T17" style:family="text">
      <style:text-properties fo:color="#000000" loext:opacity="100%" fo:font-size="12pt" fo:language="en" fo:country="US" officeooo:rsid="001b2b90" style:font-size-asian="12pt" style:font-size-complex="12pt"/>
    </style:style>
    <style:style style:name="T18" style:family="text">
      <style:text-properties fo:color="#000000" loext:opacity="100%" fo:font-size="14pt" fo:language="en" fo:country="US" style:font-size-asian="14pt" style:font-size-complex="14pt"/>
    </style:style>
    <style:style style:name="T19" style:family="text">
      <style:text-properties fo:color="#000000" loext:opacity="100%" fo:font-size="14pt" fo:language="en" fo:country="US" officeooo:rsid="0042ba7e" style:font-size-asian="14pt" style:font-size-complex="14pt"/>
    </style:style>
    <style:style style:name="T20" style:family="text">
      <style:text-properties fo:color="#000000" loext:opacity="100%" fo:font-size="14pt" fo:language="en" fo:country="US" officeooo:rsid="00192e7e" style:font-size-asian="14pt" style:font-size-complex="14pt"/>
    </style:style>
    <style:style style:name="T21" style:family="text">
      <style:text-properties fo:color="#000000" loext:opacity="100%" fo:font-size="14pt" fo:language="en" fo:country="US" officeooo:rsid="00460ffa" style:font-size-asian="14pt" style:font-size-complex="14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ff0000" loext:opacity="100%" fo:language="en" fo:country="US"/>
    </style:style>
    <style:style style:name="T26" style:family="text">
      <style:text-properties fo:color="#ff0000" loext:opacity="100%" fo:language="en" fo:country="US" style:font-name-complex="Calibri1"/>
    </style:style>
    <style:style style:name="T27" style:family="text">
      <style:text-properties fo:color="#c9211e" loext:opacity="100%"/>
    </style:style>
    <style:style style:name="T28" style:family="text">
      <style:text-properties fo:font-size="9pt" fo:language="en" fo:country="US" style:font-size-asian="9pt" style:font-size-complex="9pt"/>
    </style:style>
    <style:style style:name="T29" style:family="text">
      <style:text-properties officeooo:rsid="0014a524"/>
    </style:style>
    <style:style style:name="T30" style:family="text">
      <style:text-properties officeooo:rsid="0029236a"/>
    </style:style>
    <style:style style:name="T31" style:family="text">
      <style:text-properties officeooo:rsid="002d2332"/>
    </style:style>
    <style:style style:name="T32" style:family="text">
      <style:text-properties officeooo:rsid="002dd218"/>
    </style:style>
    <style:style style:name="T33" style:family="text">
      <style:text-properties officeooo:rsid="003778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text:span text:style-name="T9"/></text:p>
      <text:p text:style-name="P4"><text:span text:style-name="T9">#before starting install packages </text:span><text:span text:style-name="T21">cmake</text:span><text:span text:style-name="T13"> and those </text:span><text:span text:style-name="T9">whose names starting with <text:s/></text:span><text:span text:style-name="T18">r-</text:span><text:span text:style-name="T9"> <text:s text:c="2"/></text:span><text:span text:style-name="T13">by</text:span><text:span text:style-name="T9"> linux terminal by</text:span><text:span text:style-name="T22"/></text:p>
      <text:p text:style-name="P5"><text:span text:style-name="T10">#</text:span><text:span text:style-name="T20">sudo apt install </text:span><text:span text:style-name="T19">cmake </text:span><text:span text:style-name="T20">r-*</text:span><text:span text:style-name="T10"> <text:s text:c="4"/></text:span><text:span text:style-name="T11">#(don't forget the asterisk at the end)</text:span><text:span text:style-name="T22"/></text:p>
      <text:p text:style-name="Standard"><text:span text:style-name="T15">#before copy and paste choose a CRAN mirror by using </text:span><text:span text:style-name="T18">chooseCRANmirror() </text:span><text:span text:style-name="T15">function (for example; USA TX 1</text:span><text:bookmark text:name="_GoBack"/><text:span text:style-name="T15"> works)</text:span><text:span text:style-name="T23"/></text:p>
      <text:p text:style-name="P6"><text:span text:style-name="T1">#in tests, if </text:span><text:span text:style-name="T7">p-value &lt; 0.05, the null hypothesis is rejected and alternative hypothesis is accepted</text:span></text:p>
      <text:p text:style-name="P6"><text:span text:style-name="T7">#in models, if p-value&lt; 0.05, model is valid</text:span></text:p>
      <text:p text:style-name="P5"><text:span text:style-name="T9">#in models, if an independent variable’s p-value&lt; 0.05, it is in a significant relationship with dependent variable </text:span><text:span text:style-name="T22"/></text:p>
      <text:p text:style-name="Standard"><text:span text:style-name="T16">chooseCRANmirror()</text:span><text:span text:style-name="T24"/></text:p>
      <text:p text:style-name="P29">install.packages("metan")<text:span text:style-name="T1"/></text:p>
      <text:p text:style-name="P29">library("metan")<text:span text:style-name="T1"/></text:p>
      <text:p text:style-name="P7"><text:span text:style-name="T1">library(</text:span><text:span text:style-name="T3">"</text:span><text:span text:style-name="T1">lmtest</text:span><text:span text:style-name="T3">"</text:span><text:span text:style-name="T1">)</text:span><text:span text:style-name="T1"/></text:p>
      <text:p text:style-name="P8"><text:span text:style-name="T1">library(</text:span><text:span text:style-name="T3">"</text:span><text:span text:style-name="T1">Formula</text:span><text:span text:style-name="T3">"</text:span><text:span text:style-name="T1">)</text:span><text:span text:style-name="T1"/></text:p>
      <text:p text:style-name="P10"><text:span text:style-name="T1">library(</text:span><text:span text:style-name="T3">"</text:span><text:span text:style-name="T1">nortest</text:span><text:span text:style-name="T3">"</text:span><text:span text:style-name="T1">)</text:span><text:span text:style-name="T1"/></text:p>
      <text:p text:style-name="P11"><text:span text:style-name="T1">library(</text:span><text:span text:style-name="T3">"</text:span><text:span text:style-name="T1">ggplot2</text:span><text:span text:style-name="T3">"</text:span><text:span text:style-name="T1">)</text:span><text:span text:style-name="T1"/></text:p>
      <text:p text:style-name="P15"><text:span text:style-name="T1">library(</text:span><text:span text:style-name="T3">"</text:span><text:span text:style-name="T1">MASS</text:span><text:span text:style-name="T3">"</text:span><text:span text:style-name="T1">)</text:span><text:span text:style-name="T1"/></text:p>
      <text:p text:style-name="P16"><text:span text:style-name="T1">library(</text:span><text:span text:style-name="T3">"</text:span><text:span text:style-name="T1">stats</text:span><text:span text:style-name="T3">"</text:span><text:span text:style-name="T1">)</text:span><text:span text:style-name="T1"/></text:p>
      <text:p text:style-name="P9"><text:span text:style-name="T1">library(</text:span><text:span text:style-name="T3">"</text:span><text:span text:style-name="T1">quantreg</text:span><text:span text:style-name="T3">"</text:span><text:span text:style-name="T1">)</text:span><text:span text:style-name="T1"/></text:p>
      <text:p text:style-name="P12"><text:span text:style-name="T1">library(</text:span><text:span text:style-name="T3">"</text:span><text:span text:style-name="T1">car</text:span><text:span text:style-name="T3">"</text:span><text:span text:style-name="T1">)</text:span><text:span text:style-name="T1"/></text:p>
      <text:p text:style-name="P14"><text:span text:style-name="T1">library(</text:span><text:span text:style-name="T3">"</text:span><text:span text:style-name="T1">AER</text:span><text:span text:style-name="T3">"</text:span><text:span text:style-name="T1">)</text:span><text:span text:style-name="T1"/></text:p>
      <text:p text:style-name="P18"><text:span text:style-name="T1">library(</text:span><text:span text:style-name="T3">"</text:span><text:span text:style-name="T1">qqconf</text:span><text:span text:style-name="T3">"</text:span><text:span text:style-name="T1">)</text:span><text:span text:style-name="T1"/></text:p>
      <text:p text:style-name="P17"><text:span text:style-name="T1">library(</text:span><text:span text:style-name="T3">"</text:span><text:span text:style-name="T1">ggpubr</text:span><text:span text:style-name="T3">"</text:span><text:span text:style-name="T1">)</text:span><text:span text:style-name="T1"/></text:p>
      <text:p text:style-name="P20"><text:span text:style-name="T1">library(</text:span><text:span text:style-name="T3">"</text:span><text:span text:style-name="T1">nloptr</text:span><text:span text:style-name="T3">"</text:span><text:span text:style-name="T1">)</text:span><text:span text:style-name="T1"/></text:p>
      <text:p text:style-name="P20"><text:span text:style-name="T1">library(</text:span><text:span text:style-name="T3">"</text:span><text:span text:style-name="T1">plm</text:span><text:span text:style-name="T3">"</text:span><text:span text:style-name="T1">)</text:span><text:span text:style-name="T1"/></text:p>
      <text:p text:style-name="P20"><text:span text:style-name="T1">library(</text:span><text:span text:style-name="T3">"</text:span><text:span text:style-name="T1">nlme</text:span><text:span text:style-name="T3">"</text:span><text:span text:style-name="T1">)</text:span><text:span text:style-name="T1"/></text:p>
      <text:p text:style-name="P20"><text:span text:style-name="T1">library(</text:span><text:span text:style-name="T3">"</text:span><text:span text:style-name="T1">foreign</text:span><text:span text:style-name="T3">"</text:span><text:span text:style-name="T1">)</text:span><text:span text:style-name="T1"/></text:p>
      <text:p text:style-name="P20"><text:span text:style-name="T1">library(</text:span><text:span text:style-name="T3">"</text:span><text:span text:style-name="T1">mgcv</text:span><text:span text:style-name="T3">"</text:span><text:span text:style-name="T1">)</text:span><text:span text:style-name="T1"/></text:p>
      <text:p text:style-name="P20"><text:soft-page-break/><text:span text:style-name="T1">library(</text:span><text:span text:style-name="T3">"</text:span><text:span text:style-name="T1">lubridate</text:span><text:span text:style-name="T3">"</text:span><text:span text:style-name="T1">)</text:span><text:span text:style-name="T1"/></text:p>
      <text:p text:style-name="P20"><text:span text:style-name="T1">library(</text:span><text:span text:style-name="T3">"</text:span><text:span text:style-name="T1">R.utils</text:span><text:span text:style-name="T3">"</text:span><text:span text:style-name="T1">)</text:span><text:span text:style-name="T1"/></text:p>
      <text:p text:style-name="P20">library(<text:span text:style-name="T32">"</text:span>data.table<text:span text:style-name="T32">"</text:span>)<text:span text:style-name="T1"/></text:p>
      <text:p text:style-name="Standard"><text:span text:style-name="T1">getwd()</text:span><text:span text:style-name="T1"/></text:p>
      <text:p text:style-name="Standard"><text:span text:style-name="T1">setwd("</text:span><text:span text:style-name="T25">~/Desktop</text:span><text:span text:style-name="T1">")</text:span><text:span text:style-name="T1"/></text:p>
      <text:p text:style-name="Standard"><text:span text:style-name="T25">df</text:span><text:span text:style-name="T1">&lt;-read.csv("</text:span><text:span text:style-name="T25">datafile</text:span><text:span text:style-name="T1">.csv", header=TRUE, <text:s/>sep=",", stringsAsFactors= TRUE)</text:span></text:p>
      <text:p text:style-name="Standard"><text:span text:style-name="T6">#</text:span><text:span text:style-name="T27">df</text:span>&lt;-fread("<text:span text:style-name="T27">sanayifile</text:span>.csv",header=TRUE,sep=",",stringsAsFactors=TRUE)</text:p>
      <text:p text:style-name="Standard"><text:span text:style-name="T1">attach(</text:span><text:span text:style-name="T25">df</text:span><text:span text:style-name="T1">)</text:span><text:span text:style-name="T1"/></text:p>
      <text:p text:style-name="Standard"><text:span text:style-name="T25">corro</text:span><text:span text:style-name="T1">&lt;-cor(</text:span><text:span text:style-name="T25">df</text:span><text:span text:style-name="T1">[c("</text:span><text:span text:style-name="T25">d1</text:span><text:span text:style-name="T1">","</text:span><text:span text:style-name="T25">d2</text:span><text:span text:style-name="T1">","</text:span><text:span text:style-name="T25">d3</text:span><text:span text:style-name="T1">","</text:span><text:span text:style-name="T25">d4</text:span><text:span text:style-name="T1">","</text:span><text:span text:style-name="T25">ind1</text:span><text:span text:style-name="T1">","</text:span><text:span text:style-name="T25">ind2</text:span><text:span text:style-name="T1">","</text:span><text:span text:style-name="T25">ind3</text:span><text:span text:style-name="T1">","</text:span><text:span text:style-name="T25">ind4</text:span><text:span text:style-name="T1">","</text:span><text:span text:style-name="T25">ind5</text:span><text:span text:style-name="T1">","</text:span><text:span text:style-name="T25">ind6</text:span><text:span text:style-name="T7">"</text:span><text:span text:style-name="T1">)])</text:span><text:span text:style-name="T1"/></text:p>
      <text:p text:style-name="Standard"><text:span text:style-name="T1">round(</text:span><text:span text:style-name="T25">corro</text:span><text:span text:style-name="T1">,2)</text:span><text:span text:style-name="T1"/></text:p>
      <text:p text:style-name="P3"><text:span text:style-name="T27">corchart</text:span>&lt;-corr_coef(<text:span text:style-name="T27">df</text:span>)<text:span text:style-name="T1"/></text:p>
      <text:p text:style-name="P3">plot(<text:span text:style-name="T27">corchart</text:span>)<text:span text:style-name="T1"/></text:p>
      <text:p text:style-name="Standard"><text:span text:style-name="T25">linmod1</text:span><text:span text:style-name="T7">&lt;-</text:span><text:span text:style-name="T1">lm(</text:span><text:span text:style-name="T25">d1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1">+</text:span><text:span text:style-name="T25">ind5</text:span><text:span text:style-name="T1">+</text:span><text:span text:style-name="T25">ind6</text:span><text:span text:style-name="T1">, data=</text:span><text:span text:style-name="T25">df</text:span><text:span text:style-name="T1">)</text:span><text:span text:style-name="T1"/></text:p>
      <text:p text:style-name="Standard"><text:span text:style-name="T1">summary(</text:span><text:span text:style-name="T25">linmod1</text:span><text:span text:style-name="T1">)</text:span><text:span text:style-name="T1"/></text:p>
      <text:p text:style-name="Standard"><text:span text:style-name="T25">model.quantilessd1</text:span><text:span text:style-name="T1">&lt;-rqss(</text:span><text:span text:style-name="T25">d1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1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tau=0.5)</text:span><text:span text:style-name="T1"/></text:p>
      <text:p text:style-name="Standard"><text:span text:style-name="T1">summary(</text:span><text:span text:style-name="T25">model.quantilessd1</text:span><text:span text:style-name="T1">)</text:span><text:span text:style-name="T1"/></text:p>
      <text:p text:style-name="Standard"><text:span text:style-name="T25">femd1</text:span><text:span text:style-name="T1">&lt;-plm(</text:span><text:span text:style-name="T25">d1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 </text:span><text:span text:style-name="T1">, index=c("</text:span><text:span text:style-name="T25">i1</text:span><text:span text:style-name="T1">","</text:span><text:span text:style-name="T25">i2</text:span><text:span text:style-name="T1">"),model="within")</text:span><text:span text:style-name="T1"/></text:p>
      <text:p text:style-name="Standard"><text:span text:style-name="T25">femwid1</text:span><text:span text:style-name="T1">&lt;-within_intercept(</text:span><text:span text:style-name="T25">femd1</text:span><text:span text:style-name="T1">, return.model=TRUE)</text:span><text:span text:style-name="T1"/></text:p>
      <text:p text:style-name="Standard"><text:span text:style-name="T1">summary(</text:span><text:span text:style-name="T25">femwid1</text:span><text:span text:style-name="T1">)</text:span><text:span text:style-name="T1"/></text:p>
      <text:p text:style-name="Standard"><text:span text:style-name="T1">vif(</text:span><text:span text:style-name="T25">femwid1</text:span><text:span text:style-name="T1">) <text:s/>#if one result’s higher than 3(for some sources 5, or 10) there’s multicollinearity(bad) </text:span><text:span text:style-name="T1"/></text:p>
      <text:p text:style-name="Standard"><text:span text:style-name="T1">barplot(vif(</text:span><text:span text:style-name="T25">femwid1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femwid1</text:span><text:span text:style-name="T1">) <text:s text:c="36"/>#if p-value &lt;0.05, there is no linearity(bad)</text:span><text:span text:style-name="T1"/></text:p>
      <text:p text:style-name="Standard"><text:span text:style-name="T1">bptest(</text:span><text:span text:style-name="T25">femwid1</text:span><text:span text:style-name="T7">,</text:span><text:span text:style-name="T25"> </text:span><text:span text:style-name="T7">studentize=T</text:span><text:span text:style-name="T1">) <text:s text:c="13"/>#if p-value &lt;0.05, there is no homoscedasticity(bad)</text:span><text:span text:style-name="T1"/></text:p>
      <text:p text:style-name="Standard"><text:span text:style-name="T1">pbgtest(</text:span><text:span text:style-name="T25">femwid1</text:span><text:span text:style-name="T1">) <text:s text:c="38"/>#if p-value &lt;0.05, there is a serial correlation(bad)</text:span><text:span text:style-name="T1"/></text:p>
      <text:p text:style-name="Standard"><text:span text:style-name="T1">acf(</text:span><text:span text:style-name="T25">femwid1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femwid1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femwid1</text:span><text:span text:style-name="T2">$residuals,</text:span><text:span text:style-name="T8"> adjust=F) </text:span><text:span text:style-name="T22">#if p-value &lt;0.05, residuals are not normally distributed(bad)</text:span><text:span text:style-name="T22"/></text:p>
      <text:p text:style-name="Standard"><text:soft-page-break/><text:span text:style-name="T2">ggdensity(</text:span><text:span text:style-name="T26">femwid1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femwid1</text:span><text:span text:style-name="T2">$residuals) #figure for normality</text:span><text:span text:style-name="T26"/></text:p>
      <text:p text:style-name="Standard"><text:span text:style-name="T26">remd1</text:span><text:span text:style-name="T2">&lt;-plm(</text:span><text:span text:style-name="T26">d1</text:span><text:span text:style-name="T2">~</text:span><text:span text:style-name="T26">ind1</text:span><text:span text:style-name="T2">+</text:span><text:span text:style-name="T26">ind2</text:span><text:span text:style-name="T2">+</text:span><text:span text:style-name="T26">ind3</text:span><text:span text:style-name="T2">+</text:span><text:span text:style-name="T26">ind4</text:span><text:span text:style-name="T8">+</text:span><text:span text:style-name="T26">ind5</text:span><text:span text:style-name="T7">+</text:span><text:span text:style-name="T25">ind6</text:span><text:span text:style-name="T2">, data=</text:span><text:span text:style-name="T26">df</text:span><text:span text:style-name="T2">, </text:span><text:span text:style-name="T1">index=c("</text:span><text:span text:style-name="T25">i1</text:span><text:span text:style-name="T1">","</text:span><text:span text:style-name="T25">i2</text:span><text:span text:style-name="T1">"), </text:span><text:span text:style-name="T2">model="random", <text:s/></text:span><text:span text:style-name="T1">random.method="amemiya")</text:span><text:span text:style-name="T2"/></text:p>
      <text:p text:style-name="Standard"><text:span text:style-name="T1">summary(</text:span><text:span text:style-name="T25">remd1</text:span><text:span text:style-name="T1">)</text:span><text:span text:style-name="T1"/></text:p>
      <text:p text:style-name="Standard"><text:span text:style-name="T1">vif(</text:span><text:span text:style-name="T25">remd1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5">remd1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remd1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5">remd1</text:span><text:span text:style-name="T7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5">remd1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5">remd1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remd1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remd1</text:span><text:span text:style-name="T2">$residuals,</text:span><text:span text:style-name="T8"> adjust=F)</text:span><text:span text:style-name="T14"> </text:span><text:span text:style-name="T22">#if p-value &lt;0.05, residuals are not normally distributed(bad)</text:span><text:span text:style-name="T1"/></text:p>
      <text:p text:style-name="Standard"><text:span text:style-name="T2">ggdensity(</text:span><text:span text:style-name="T26">remd1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remd1</text:span><text:span text:style-name="T2">$residuals) #figure for normality</text:span><text:span text:style-name="T26"/></text:p>
      <text:p text:style-name="Standard"><text:span text:style-name="T25">pemd1</text:span><text:span text:style-name="T1">&lt;-plm(</text:span><text:span text:style-name="T25">d1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 model="pooling")</text:span><text:span text:style-name="T1"/></text:p>
      <text:p text:style-name="Standard"><text:span text:style-name="T1">summary(</text:span><text:span text:style-name="T25">pemd1</text:span><text:span text:style-name="T1">)</text:span><text:span text:style-name="T1"/></text:p>
      <text:p text:style-name="Standard"><text:span text:style-name="T1">vif(</text:span><text:span text:style-name="T25">pemd1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5">pemd1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pemd1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5">pemd1</text:span><text:span text:style-name="T7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5">pemd1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5">pemd1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pemd1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pemd1</text:span><text:span text:style-name="T2">$residuals, </text:span><text:span text:style-name="T8">adjust=F)</text:span><text:span text:style-name="T14"> </text:span><text:span text:style-name="T22">#if p-value &lt;0.05, residuals are not normally distributed(bad)</text:span><text:span text:style-name="T1"/></text:p>
      <text:p text:style-name="Standard"><text:span text:style-name="T2">ggdensity(</text:span><text:span text:style-name="T26">pemd1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pemd1</text:span><text:span text:style-name="T2">$residuals) #figure for normality</text:span><text:span text:style-name="T26"/></text:p>
      <text:p text:style-name="Standard"><text:span text:style-name="T1">pFtest(</text:span><text:span text:style-name="T25">femd1</text:span><text:span text:style-name="T1">, </text:span><text:span text:style-name="T25">pemd1</text:span><text:span text:style-name="T1">) <text:s text:c="3"/>#if p-value &lt; 0.05, prefer </text:span><text:span text:style-name="T25">femd1</text:span><text:span text:style-name="T1"> or </text:span><text:span text:style-name="T25">femwid1</text:span><text:span text:style-name="T1"> to </text:span><text:span text:style-name="T25">pemd1</text:span><text:span text:style-name="T7">, if not, vice versa</text:span><text:span text:style-name="T7"/></text:p>
      <text:p text:style-name="Standard"><text:soft-page-break/><text:span text:style-name="T7">plmtest(</text:span><text:span text:style-name="T25">pemd1</text:span><text:span text:style-name="T7">,type="bp") <text:s text:c="21"/>#if p-value&lt;0.05, prefer </text:span><text:span text:style-name="T25">remd1</text:span><text:span text:style-name="T7"> to </text:span><text:span text:style-name="T25">pemd1</text:span><text:span text:style-name="T7">, if not vice versa</text:span><text:span text:style-name="T7"/></text:p>
      <text:p text:style-name="Standard"><text:span text:style-name="T1">phtest(</text:span><text:span text:style-name="T25">femwid1</text:span><text:span text:style-name="T1">,</text:span><text:span text:style-name="T25">remd1</text:span><text:span text:style-name="T1">) <text:s text:c="10"/>#if p-value &lt;0.05, prefer <text:s/></text:span><text:span text:style-name="T25">femd1</text:span><text:span text:style-name="T1"> or </text:span><text:span text:style-name="T25">femwid1</text:span><text:span text:style-name="T1"> to </text:span><text:span text:style-name="T25">remd1</text:span><text:span text:style-name="T1">, if not, vice versa</text:span><text:span text:style-name="T1"/></text:p>
      <text:p text:style-name="Standard"><text:span text:style-name="T25">linmod2</text:span><text:span text:style-name="T7">&lt;-l</text:span><text:span text:style-name="T1">m(</text:span><text:span text:style-name="T25">d2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1">+</text:span><text:span text:style-name="T25">ind5</text:span><text:span text:style-name="T1">+</text:span><text:span text:style-name="T25">ind6</text:span><text:span text:style-name="T1">, data=</text:span><text:span text:style-name="T25">df</text:span><text:span text:style-name="T1">)</text:span><text:span text:style-name="T1"/></text:p>
      <text:p text:style-name="Standard"><text:span text:style-name="T1">summary(</text:span><text:span text:style-name="T25">linmod2</text:span><text:span text:style-name="T1">)</text:span><text:span text:style-name="T1"/></text:p>
      <text:p text:style-name="Standard"><text:span text:style-name="T25">model.quantilessd2</text:span><text:span text:style-name="T1">&lt;-rqss(</text:span><text:span text:style-name="T25">d2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1">+</text:span><text:span text:style-name="T25">ind5</text:span><text:span text:style-name="T7">+</text:span><text:span text:style-name="T25">ind6</text:span><text:span text:style-name="T1">,data=</text:span><text:span text:style-name="T25">df</text:span><text:span text:style-name="T1">,tau=0.5)</text:span><text:span text:style-name="T1"/></text:p>
      <text:p text:style-name="Standard"><text:span text:style-name="T1">summary(</text:span><text:span text:style-name="T25">model.quantilessd2</text:span><text:span text:style-name="T1">)</text:span><text:span text:style-name="T1"/></text:p>
      <text:p text:style-name="Standard"><text:span text:style-name="T25">femd2</text:span><text:span text:style-name="T1">&lt;-plm(</text:span><text:span text:style-name="T25">d2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model="within")</text:span><text:span text:style-name="T1"/></text:p>
      <text:p text:style-name="Standard"><text:span text:style-name="T25">femwid2</text:span><text:span text:style-name="T1">&lt;-within_intercept(</text:span><text:span text:style-name="T25">femd2</text:span><text:span text:style-name="T1">, return.model=TRUE)</text:span><text:span text:style-name="T1"/></text:p>
      <text:p text:style-name="Standard"><text:span text:style-name="T1">summary(</text:span><text:span text:style-name="T25">femwid2</text:span><text:span text:style-name="T1">)</text:span><text:span text:style-name="T1"/></text:p>
      <text:p text:style-name="Standard"><text:span text:style-name="T1">vif(</text:span><text:span text:style-name="T25">femwid2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5">femwid2</text:span><text:span text:style-name="T1">), horiz = F, col = "steelblue", xlab="Variables", ylab="VIF Values") #figure for vif</text:span><text:span text:style-name="T1"/></text:p>
      <text:p text:style-name="Standard"><text:span text:style-name="T1">raintest(</text:span><text:span text:style-name="T25">femwid2</text:span><text:span text:style-name="T1">) <text:s text:c="36"/>#if p-value &lt;0.05, there is no linearity(bad)</text:span><text:span text:style-name="T1"/></text:p>
      <text:p text:style-name="Standard"><text:span text:style-name="T1">bptest(</text:span><text:span text:style-name="T25">femwid2</text:span><text:span text:style-name="T7">,</text:span><text:span text:style-name="T25"> </text:span><text:span text:style-name="T7">studentize=T</text:span><text:span text:style-name="T1">) <text:s text:c="13"/>#if p-value &lt;0.05, there is no homoscedasticity(bad)</text:span><text:span text:style-name="T1"/></text:p>
      <text:p text:style-name="Standard"><text:span text:style-name="T1">pbgtest(</text:span><text:span text:style-name="T25">femwid2</text:span><text:span text:style-name="T1">) <text:s text:c="35"/>#if p-value &lt;0.05, there is a serial correlation(bad)</text:span><text:span text:style-name="T1"/></text:p>
      <text:p text:style-name="Standard"><text:span text:style-name="T1">acf(</text:span><text:span text:style-name="T25">femwid2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femwid2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femwid2</text:span><text:span text:style-name="T2">$residuals,</text:span><text:span text:style-name="T8"> adjust=F) </text:span><text:span text:style-name="T22">#if p-value &lt;0.05, residuals are not normally distributed(bad)</text:span><text:span text:style-name="T1"/></text:p>
      <text:p text:style-name="Standard"><text:span text:style-name="T2">ggdensity(</text:span><text:span text:style-name="T26">femwid2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femwid2</text:span><text:span text:style-name="T2">$residuals) #figure for normality</text:span><text:span text:style-name="T26"/></text:p>
      <text:p text:style-name="Standard"><text:span text:style-name="T25">remd2</text:span><text:span text:style-name="T1">&lt;-plm(</text:span><text:span text:style-name="T25">d2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 model="random", random.method="amemiya")</text:span><text:span text:style-name="T1"/></text:p>
      <text:p text:style-name="Standard"><text:span text:style-name="T1">summary(</text:span><text:span text:style-name="T25">remd2</text:span><text:span text:style-name="T1">)</text:span><text:span text:style-name="T1"/></text:p>
      <text:p text:style-name="Standard"><text:span text:style-name="T1">vif(</text:span><text:span text:style-name="T25">remd2</text:span><text:span text:style-name="T1">) <text:s/>#if one result’s higher than 3(for some sources 5, or 10) there’s multicollinearity(bad) </text:span><text:span text:style-name="T1"/></text:p>
      <text:p text:style-name="Standard"><text:span text:style-name="T1">barplot(vif(</text:span><text:span text:style-name="T25">remd2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remd2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5">remd2</text:span><text:span text:style-name="T7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5">remd2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5">remd2$residuals</text:span><text:span text:style-name="T7">, type="partial") <text:s/>#figure for serial correlation blue line shows p-value</text:span><text:span text:style-name="T7"/></text:p>
      <text:p text:style-name="Standard"><text:soft-page-break/><text:span text:style-name="T1">pcdtest(</text:span><text:span text:style-name="T25">remd2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remd2</text:span><text:span text:style-name="T2">$residuals,</text:span><text:span text:style-name="T8"> adjust=F) </text:span><text:span text:style-name="T22">#if p-value &lt;0.05, residuals are not normally distributed(bad)</text:span><text:span text:style-name="T22"/></text:p>
      <text:p text:style-name="Standard"><text:span text:style-name="T2">ggdensity(</text:span><text:span text:style-name="T26">remd2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remd2</text:span><text:span text:style-name="T2">$residuals) #figure for normality</text:span><text:span text:style-name="T26"/></text:p>
      <text:p text:style-name="Standard"><text:span text:style-name="T25">pemd2</text:span><text:span text:style-name="T1">&lt;-plm(</text:span><text:span text:style-name="T25">d2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 model="pooling")</text:span><text:span text:style-name="T1"/></text:p>
      <text:p text:style-name="Standard"><text:span text:style-name="T1">summary(</text:span><text:span text:style-name="T25">pemd2</text:span><text:span text:style-name="T1">)</text:span><text:span text:style-name="T1"/></text:p>
      <text:p text:style-name="Standard"><text:span text:style-name="T1">vif(</text:span><text:span text:style-name="T25">pemd2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5">pemd2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pemd2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5">pemd2</text:span><text:span text:style-name="T7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5">pemd2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5">pemd2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pemd2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pemd2</text:span><text:span text:style-name="T2">$residuals,</text:span><text:span text:style-name="T8"> adjust=F)</text:span><text:span text:style-name="T26"> <text:s/></text:span><text:span text:style-name="T28">#if p-value &lt;0.05, residuals are not normally distributed(bad)</text:span><text:span text:style-name="T1"/></text:p>
      <text:p text:style-name="Standard"><text:span text:style-name="T2">ggdensity(</text:span><text:span text:style-name="T26">pemd2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pemd2</text:span><text:span text:style-name="T2">$residuals) #figure for normality</text:span><text:span text:style-name="T26"/></text:p>
      <text:p text:style-name="Standard"><text:span text:style-name="T1">pFtest(</text:span><text:span text:style-name="T25">femd2</text:span><text:span text:style-name="T1">, </text:span><text:span text:style-name="T25">pemd2</text:span><text:span text:style-name="T1">) <text:s text:c="11"/>#if p-value &lt; 0.05, prefer </text:span><text:span text:style-name="T25">femd2</text:span><text:span text:style-name="T1"> or </text:span><text:span text:style-name="T25">femwid2</text:span><text:span text:style-name="T1"> to </text:span><text:span text:style-name="T25">pemd2</text:span><text:span text:style-name="T7">, if not, vice versa</text:span><text:span text:style-name="T7"/></text:p>
      <text:p text:style-name="Standard"><text:span text:style-name="T7">plmtest(</text:span><text:span text:style-name="T25">pemd2</text:span><text:span text:style-name="T7">,type="bp") <text:s text:c="21"/>#if p-value&lt;0.05, prefer </text:span><text:span text:style-name="T25">remd2</text:span><text:span text:style-name="T7"> to </text:span><text:span text:style-name="T25">pemd2</text:span><text:span text:style-name="T7">, if not vice versa</text:span><text:span text:style-name="T7"/></text:p>
      <text:p text:style-name="Standard"><text:span text:style-name="T1">phtest(</text:span><text:span text:style-name="T25">femwid2</text:span><text:span text:style-name="T1">,</text:span><text:span text:style-name="T25">remd2</text:span><text:span text:style-name="T1">) <text:s text:c="10"/>#if p-value &lt;0.05, prefer </text:span><text:span text:style-name="T25">femd2</text:span><text:span text:style-name="T1"> or </text:span><text:span text:style-name="T25">femwid2</text:span><text:span text:style-name="T1"> <text:s/>to </text:span><text:span text:style-name="T25">remd2</text:span><text:span text:style-name="T1">, if not, vice versa</text:span><text:span text:style-name="T1"/></text:p>
      <text:p text:style-name="Standard"><text:span text:style-name="T25">linmod3</text:span><text:span text:style-name="T1">&lt;-lm(</text:span><text:span text:style-name="T25">d3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1">+</text:span><text:span text:style-name="T25">ind5</text:span><text:span text:style-name="T1">+</text:span><text:span text:style-name="T25">ind6</text:span><text:span text:style-name="T1">, data=</text:span><text:span text:style-name="T25">df</text:span><text:span text:style-name="T1">)</text:span><text:span text:style-name="T1"/></text:p>
      <text:p text:style-name="Standard"><text:span text:style-name="T1">summary(</text:span><text:span text:style-name="T25">linmod3</text:span><text:span text:style-name="T1">)</text:span><text:span text:style-name="T1"/></text:p>
      <text:p text:style-name="Standard"><text:span text:style-name="T25">model.quantilessd3</text:span><text:span text:style-name="T1">&lt;-rqss(</text:span><text:span text:style-name="T25">d3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1">+</text:span><text:span text:style-name="T25">ind5</text:span><text:span text:style-name="T7">+</text:span><text:span text:style-name="T25">ind6</text:span><text:span text:style-name="T1">,data=</text:span><text:span text:style-name="T25">df</text:span><text:span text:style-name="T1">,tau=0.5)</text:span><text:span text:style-name="T1"/></text:p>
      <text:p text:style-name="Standard"><text:span text:style-name="T1">summary(</text:span><text:span text:style-name="T25">model.quantilessd3</text:span><text:span text:style-name="T1">)</text:span><text:span text:style-name="T1"/></text:p>
      <text:p text:style-name="Standard"><text:span text:style-name="T25">femd3</text:span><text:span text:style-name="T1">&lt;-plm(</text:span><text:span text:style-name="T25">d3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model="within")</text:span><text:span text:style-name="T1"/></text:p>
      <text:p text:style-name="Standard"><text:span text:style-name="T25">femwid3</text:span><text:span text:style-name="T1">&lt;-within_intercept(</text:span><text:span text:style-name="T25">femd3</text:span><text:span text:style-name="T1">, return.model=TRUE)</text:span><text:span text:style-name="T1"/></text:p>
      <text:p text:style-name="Standard"><text:span text:style-name="T1">summary(</text:span><text:span text:style-name="T25">femwid3</text:span><text:span text:style-name="T1">)</text:span><text:span text:style-name="T1"/></text:p>
      <text:p text:style-name="Standard"><text:span text:style-name="T1">vif(</text:span><text:span text:style-name="T25">femwid3</text:span><text:span text:style-name="T1">) <text:s/>#if one result’s higher than 3(for some sources 5, or 10), there’s multicollinearity(bad) </text:span><text:span text:style-name="T1"/></text:p>
      <text:p text:style-name="Standard"><text:soft-page-break/><text:span text:style-name="T1">barplot(vif(</text:span><text:span text:style-name="T25">femwid3</text:span><text:span text:style-name="T1">), horiz = F, col = "steelblue", xlab="Variables", ylab="VIF Values") #figure for vif</text:span><text:span text:style-name="T1"/></text:p>
      <text:p text:style-name="Standard"><text:span text:style-name="T1">raintest(</text:span><text:span text:style-name="T25">femwid3</text:span><text:span text:style-name="T1">) <text:s text:c="36"/>#if p-value &lt;0.05, there is no linearity(bad)</text:span><text:span text:style-name="T1"/></text:p>
      <text:p text:style-name="Standard"><text:span text:style-name="T1">bptest(</text:span><text:span text:style-name="T25">femwid3</text:span><text:span text:style-name="T7">,</text:span><text:span text:style-name="T25"> </text:span><text:span text:style-name="T7">studentize=T</text:span><text:span text:style-name="T1">) <text:s text:c="13"/>#if p-value &lt;0.05, there is no homoscedasticity(bad)</text:span><text:span text:style-name="T1"/></text:p>
      <text:p text:style-name="Standard"><text:span text:style-name="T1">pbgtest(</text:span><text:span text:style-name="T25">femwid3</text:span><text:span text:style-name="T1">) <text:s text:c="35"/>#if p-value &lt;0.05, there is a serial correlation(bad)</text:span><text:span text:style-name="T1"/></text:p>
      <text:p text:style-name="Standard"><text:span text:style-name="T1">acf(</text:span><text:span text:style-name="T25">femwid3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femwid3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femwid3</text:span><text:span text:style-name="T2">$residuals,</text:span><text:span text:style-name="T8"> adjust=F) </text:span><text:span text:style-name="T22">#if p-value &lt;0.05, residuals are not normally distributed(bad)</text:span><text:span text:style-name="T1"/></text:p>
      <text:p text:style-name="Standard"><text:span text:style-name="T2">ggdensity(</text:span><text:span text:style-name="T26">femwid3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femwid3</text:span><text:span text:style-name="T2">$residuals) #figure for normality</text:span><text:span text:style-name="T26"/></text:p>
      <text:p text:style-name="Standard"><text:span text:style-name="T25">remd3</text:span><text:span text:style-name="T1">&lt;-plm(</text:span><text:span text:style-name="T25">d3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 model="random", random.method="amemiya")</text:span><text:span text:style-name="T1"/></text:p>
      <text:p text:style-name="Standard"><text:span text:style-name="T1">summary(</text:span><text:span text:style-name="T25">remd3</text:span><text:span text:style-name="T1">)</text:span><text:span text:style-name="T1"/></text:p>
      <text:p text:style-name="Standard"><text:span text:style-name="T1">vif(</text:span><text:span text:style-name="T25">remd3</text:span><text:span text:style-name="T1">) <text:s/>#if one result’s higher than 3(for some sources 5, or 10) there’s multicollinearity(bad) </text:span><text:span text:style-name="T1"/></text:p>
      <text:p text:style-name="Standard"><text:span text:style-name="T1">barplot(vif(</text:span><text:span text:style-name="T25">remd3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remd3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5">remd3</text:span><text:span text:style-name="T7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5">remd3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5">remd3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remd3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remd3</text:span><text:span text:style-name="T2">$residuals,</text:span><text:span text:style-name="T8"> adjust=F) </text:span><text:span text:style-name="T22">#if p-value &lt;0.05, residuals are not normally distributed(bad)</text:span><text:span text:style-name="T22"/></text:p>
      <text:p text:style-name="Standard"><text:span text:style-name="T2">ggdensity(</text:span><text:span text:style-name="T26">remd3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remd3</text:span><text:span text:style-name="T2">$residuals) #figure for normality</text:span><text:span text:style-name="T26"/></text:p>
      <text:p text:style-name="Standard"><text:span text:style-name="T25">pemd3</text:span><text:span text:style-name="T1">&lt;-plm(</text:span><text:span text:style-name="T25">d3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 model="pooling")</text:span><text:span text:style-name="T1"/></text:p>
      <text:p text:style-name="Standard"><text:span text:style-name="T1">summary(</text:span><text:span text:style-name="T25">pemd3</text:span><text:span text:style-name="T1">)</text:span><text:span text:style-name="T1"/></text:p>
      <text:p text:style-name="Standard"><text:span text:style-name="T1">vif(</text:span><text:span text:style-name="T25">pemd3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5">pemd3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pemd3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5">pemd3</text:span><text:span text:style-name="T7">, studentize=T</text:span><text:span text:style-name="T1">) <text:s text:c="12"/>#if p-value &lt;0.05, there is no homoscedasticity(bad)</text:span><text:span text:style-name="T1"/></text:p>
      <text:p text:style-name="Standard"><text:soft-page-break/><text:span text:style-name="T1">pbgtest(</text:span><text:span text:style-name="T25">pemd3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5">pemd3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pemd3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pemd3</text:span><text:span text:style-name="T2">$residuals,</text:span><text:span text:style-name="T8"> adjust=F)</text:span><text:span text:style-name="T26"> <text:s/></text:span><text:span text:style-name="T28">#if p-value &lt;0.05, residuals are not normally distributed(bad)</text:span><text:span text:style-name="T1"/></text:p>
      <text:p text:style-name="Standard"><text:span text:style-name="T2">ggdensity(</text:span><text:span text:style-name="T26">pemd3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pemd3</text:span><text:span text:style-name="T2">$residuals) #figure for normality</text:span><text:span text:style-name="T26"/></text:p>
      <text:p text:style-name="Standard"><text:span text:style-name="T1">pFtest(</text:span><text:span text:style-name="T25">femd3</text:span><text:span text:style-name="T1">, </text:span><text:span text:style-name="T25">pemd3</text:span><text:span text:style-name="T1">) <text:s text:c="11"/>#if p-value &lt; 0.05, prefer </text:span><text:span text:style-name="T25">femd3</text:span><text:span text:style-name="T1"> or </text:span><text:span text:style-name="T25">femwid3</text:span><text:span text:style-name="T1"> to </text:span><text:span text:style-name="T25">pemd3</text:span><text:span text:style-name="T7">, if not, vice versa</text:span><text:span text:style-name="T7"/></text:p>
      <text:p text:style-name="Standard"><text:span text:style-name="T7">plmtest(</text:span><text:span text:style-name="T25">pemd3</text:span><text:span text:style-name="T7">,type="bp") <text:s text:c="21"/>#if p-value&lt;0.05, prefer </text:span><text:span text:style-name="T25">remd3</text:span><text:span text:style-name="T7"> to </text:span><text:span text:style-name="T25">pemd3</text:span><text:span text:style-name="T7">, if not vice versa</text:span><text:span text:style-name="T7"/></text:p>
      <text:p text:style-name="Standard"><text:span text:style-name="T1">phtest(</text:span><text:span text:style-name="T25">femwid3</text:span><text:span text:style-name="T1">,</text:span><text:span text:style-name="T25">remd3</text:span><text:span text:style-name="T1">) <text:s text:c="10"/>#if p-value &lt;0.05, prefer </text:span><text:span text:style-name="T25">femd3</text:span><text:span text:style-name="T1"> or </text:span><text:span text:style-name="T25">femwid3</text:span><text:span text:style-name="T1"> <text:s/>to </text:span><text:span text:style-name="T25">remd3</text:span><text:span text:style-name="T1">, if not, vice versa</text:span><text:span text:style-name="T1"/></text:p>
      <text:p text:style-name="Standard"><text:span text:style-name="T25">linmod4</text:span><text:span text:style-name="T1">&lt;-lm(</text:span><text:span text:style-name="T25">d4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1">+</text:span><text:span text:style-name="T25">ind5</text:span><text:span text:style-name="T1">+</text:span><text:span text:style-name="T25">ind6</text:span><text:span text:style-name="T1">, data=</text:span><text:span text:style-name="T25">df</text:span><text:span text:style-name="T1">)</text:span><text:span text:style-name="T1"/></text:p>
      <text:p text:style-name="Standard"><text:span text:style-name="T1">summary(</text:span><text:span text:style-name="T25">linmod4</text:span><text:span text:style-name="T1">)</text:span><text:span text:style-name="T1"/></text:p>
      <text:p text:style-name="Standard"><text:span text:style-name="T25">model.quantilessd4</text:span><text:span text:style-name="T1">&lt;-rqss(</text:span><text:span text:style-name="T25">d4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1">+</text:span><text:span text:style-name="T25">ind5</text:span><text:span text:style-name="T7">+</text:span><text:span text:style-name="T25">ind6</text:span><text:span text:style-name="T1">,data=</text:span><text:span text:style-name="T25">df</text:span><text:span text:style-name="T1">,tau=0.5)</text:span><text:span text:style-name="T1"/></text:p>
      <text:p text:style-name="Standard"><text:span text:style-name="T1">summary(</text:span><text:span text:style-name="T25">model.quantilessd4</text:span><text:span text:style-name="T1">)</text:span><text:span text:style-name="T1"/></text:p>
      <text:p text:style-name="Standard"><text:span text:style-name="T25">femd4</text:span><text:span text:style-name="T1">&lt;-plm(</text:span><text:span text:style-name="T25">d4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model="within")</text:span><text:span text:style-name="T1"/></text:p>
      <text:p text:style-name="Standard"><text:span text:style-name="T25">femwid4</text:span><text:span text:style-name="T1">&lt;-within_intercept(</text:span><text:span text:style-name="T25">femd4</text:span><text:span text:style-name="T1">, return.model=TRUE)</text:span><text:span text:style-name="T1"/></text:p>
      <text:p text:style-name="Standard"><text:span text:style-name="T1">summary(</text:span><text:span text:style-name="T25">femwid4</text:span><text:span text:style-name="T1">)</text:span><text:span text:style-name="T1"/></text:p>
      <text:p text:style-name="Standard"><text:span text:style-name="T1">vif(</text:span><text:span text:style-name="T25">femwid4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5">femwid4</text:span><text:span text:style-name="T1">), horiz = F, col = "steelblue", xlab="Variables", ylab="VIF Values") #figure for vif</text:span><text:span text:style-name="T1"/></text:p>
      <text:p text:style-name="Standard"><text:span text:style-name="T1">raintest(</text:span><text:span text:style-name="T25">femwid4</text:span><text:span text:style-name="T1">) <text:s text:c="36"/>#if p-value &lt;0.05, there is no linearity(bad)</text:span><text:span text:style-name="T1"/></text:p>
      <text:p text:style-name="Standard"><text:span text:style-name="T1">bptest(</text:span><text:span text:style-name="T25">femwid4</text:span><text:span text:style-name="T7">,</text:span><text:span text:style-name="T25"> </text:span><text:span text:style-name="T7">studentize=T</text:span><text:span text:style-name="T1">) <text:s text:c="13"/>#if p-value &lt;0.05, there is no homoscedasticity(bad)</text:span><text:span text:style-name="T1"/></text:p>
      <text:p text:style-name="Standard"><text:span text:style-name="T1">pbgtest(</text:span><text:span text:style-name="T25">femwid4</text:span><text:span text:style-name="T1">) <text:s text:c="35"/>#if p-value &lt;0.05, there is a serial correlation(bad)</text:span><text:span text:style-name="T1"/></text:p>
      <text:p text:style-name="Standard"><text:span text:style-name="T1">acf(</text:span><text:span text:style-name="T25">femwid4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femwid4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femwid4</text:span><text:span text:style-name="T2">$residuals,</text:span><text:span text:style-name="T8"> adjust=F) </text:span><text:span text:style-name="T22">#if p-value &lt;0.05, residuals are not normally distributed(bad)</text:span><text:span text:style-name="T1"/></text:p>
      <text:p text:style-name="Standard"><text:span text:style-name="T2">ggdensity(</text:span><text:span text:style-name="T26">femwid4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femwid4</text:span><text:span text:style-name="T2">$residuals) #figure for normality</text:span><text:span text:style-name="T26"/></text:p>
      <text:p text:style-name="Standard"><text:span text:style-name="T25">remd4</text:span><text:span text:style-name="T1">&lt;-plm(</text:span><text:span text:style-name="T25">d4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 model="random", random.method="amemiya")</text:span><text:span text:style-name="T1"/></text:p>
      <text:p text:style-name="Standard"><text:soft-page-break/><text:span text:style-name="T1">summary(</text:span><text:span text:style-name="T25">remd4</text:span><text:span text:style-name="T1">)</text:span><text:span text:style-name="T1"/></text:p>
      <text:p text:style-name="Standard"><text:span text:style-name="T1">vif(</text:span><text:span text:style-name="T25">remd4</text:span><text:span text:style-name="T1">) <text:s/>#if one result’s higher than 3(for some sources 5, or 10) there’s multicollinearity(bad) </text:span><text:span text:style-name="T1"/></text:p>
      <text:p text:style-name="Standard"><text:span text:style-name="T1">barplot(vif(</text:span><text:span text:style-name="T25">remd4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remd4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5">remd4</text:span><text:span text:style-name="T7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5">remd4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5">remd4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remd4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remd4</text:span><text:span text:style-name="T2">$residuals,</text:span><text:span text:style-name="T8"> adjust=F) </text:span><text:span text:style-name="T22">#if p-value &lt;0.05, residuals are not normally distributed(bad)</text:span><text:span text:style-name="T22"/></text:p>
      <text:p text:style-name="Standard"><text:span text:style-name="T2">ggdensity(</text:span><text:span text:style-name="T26">remd4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remd4</text:span><text:span text:style-name="T2">$residuals) #figure for normality</text:span><text:span text:style-name="T26"/></text:p>
      <text:p text:style-name="Standard"><text:span text:style-name="T25">pemd4</text:span><text:span text:style-name="T1">&lt;-plm(</text:span><text:span text:style-name="T25">d4</text:span><text:span text:style-name="T1">~</text:span><text:span text:style-name="T25">ind1</text:span><text:span text:style-name="T1">+</text:span><text:span text:style-name="T25">ind2</text:span><text:span text:style-name="T1">+</text:span><text:span text:style-name="T25">ind3</text:span><text:span text:style-name="T1">+</text:span><text:span text:style-name="T25">ind4</text:span><text:span text:style-name="T7">+</text:span><text:span text:style-name="T25">ind5</text:span><text:span text:style-name="T7">+</text:span><text:span text:style-name="T25">ind6</text:span><text:span text:style-name="T1">, data=</text:span><text:span text:style-name="T25">df</text:span><text:span text:style-name="T1">, index=c("</text:span><text:span text:style-name="T25">i1</text:span><text:span text:style-name="T1">","</text:span><text:span text:style-name="T25">i2</text:span><text:span text:style-name="T1">"), model="pooling")</text:span><text:span text:style-name="T1"/></text:p>
      <text:p text:style-name="Standard"><text:span text:style-name="T1">summary(</text:span><text:span text:style-name="T25">pemd4</text:span><text:span text:style-name="T1">)</text:span><text:span text:style-name="T1"/></text:p>
      <text:p text:style-name="Standard"><text:span text:style-name="T1">vif(</text:span><text:span text:style-name="T25">pemd4</text:span><text:span text:style-name="T1">) <text:s/>#if one result’s higher than 3(for some sources 5, or 10), there’s multicollinearity(bad) </text:span><text:span text:style-name="T1"/></text:p>
      <text:p text:style-name="Standard"><text:span text:style-name="T1">barplot(vif(</text:span><text:span text:style-name="T25">pemd4</text:span><text:span text:style-name="T1">), horiz = F, col = "steelblue", xlab="Variables", ylab="VIF Values") #figure for vif </text:span><text:span text:style-name="T1"/></text:p>
      <text:p text:style-name="Standard"><text:span text:style-name="T1">raintest(</text:span><text:span text:style-name="T25">pemd4</text:span><text:span text:style-name="T1">) <text:s text:c="35"/>#if p-value &lt;0.05, there is no linearity(bad)</text:span><text:span text:style-name="T1"/></text:p>
      <text:p text:style-name="Standard"><text:span text:style-name="T1">bptest(</text:span><text:span text:style-name="T25">pemd4</text:span><text:span text:style-name="T7">, studentize=T</text:span><text:span text:style-name="T1">) <text:s text:c="12"/>#if p-value &lt;0.05, there is no homoscedasticity(bad)</text:span><text:span text:style-name="T1"/></text:p>
      <text:p text:style-name="Standard"><text:span text:style-name="T1">pbgtest(</text:span><text:span text:style-name="T25">pemd4</text:span><text:span text:style-name="T1">) <text:s text:c="48"/>#if p-value &lt;0.05, there is a serial correlation(bad)</text:span><text:span text:style-name="T1"/></text:p>
      <text:p text:style-name="Standard"><text:span text:style-name="T1">acf(</text:span><text:span text:style-name="T25">pemd4$residuals</text:span><text:span text:style-name="T7">, type="partial") <text:s/>#figure for serial correlation blue line shows p-value</text:span><text:span text:style-name="T7"/></text:p>
      <text:p text:style-name="Standard"><text:span text:style-name="T1">pcdtest(</text:span><text:span text:style-name="T25">pemd4</text:span><text:span text:style-name="T1">, test="cd") <text:s text:c="16"/>#if p-value &lt;0.05, there is cross-sectional dependency(bad) </text:span><text:span text:style-name="T1"/></text:p>
      <text:p text:style-name="Standard"><text:span text:style-name="T8">pearson.test(</text:span><text:span text:style-name="T26">pemd4</text:span><text:span text:style-name="T2">$residuals,</text:span><text:span text:style-name="T8"> adjust=F)</text:span><text:span text:style-name="T26"> <text:s/></text:span><text:span text:style-name="T28">#if p-value &lt;0.05, residuals are not normally distributed(bad)</text:span><text:span text:style-name="T1"/></text:p>
      <text:p text:style-name="Standard"><text:span text:style-name="T2">ggdensity(</text:span><text:span text:style-name="T26">pemd4</text:span><text:span text:style-name="T2">$residuals) #figure for normality whether bell shaped or not</text:span><text:span text:style-name="T2"/></text:p>
      <text:p text:style-name="Standard"><text:span text:style-name="T2">ggqqplot(</text:span><text:span text:style-name="T26">pemd4</text:span><text:span text:style-name="T2">$residuals) #figure for normality</text:span><text:span text:style-name="T26"/></text:p>
      <text:p text:style-name="Standard"><text:span text:style-name="T1">pFtest(</text:span><text:span text:style-name="T25">femd4</text:span><text:span text:style-name="T1">, </text:span><text:span text:style-name="T25">pemd4</text:span><text:span text:style-name="T1">) <text:s text:c="11"/>#if p-value &lt; 0.05, prefer </text:span><text:span text:style-name="T25">femd4</text:span><text:span text:style-name="T1"> or </text:span><text:span text:style-name="T25">femwid4</text:span><text:span text:style-name="T1"> to </text:span><text:span text:style-name="T25">pemd4</text:span><text:span text:style-name="T7">, if not, vice versa</text:span><text:span text:style-name="T7"/></text:p>
      <text:p text:style-name="Standard"><text:span text:style-name="T7">plmtest(</text:span><text:span text:style-name="T25">pemd4</text:span><text:span text:style-name="T7">,type="bp") <text:s text:c="21"/>#if p-value&lt;0.05, prefer </text:span><text:span text:style-name="T25">remd4</text:span><text:span text:style-name="T7"> to </text:span><text:span text:style-name="T25">pemd4</text:span><text:span text:style-name="T7">, if not vice versa</text:span><text:span text:style-name="T7"/></text:p>
      <text:p text:style-name="Standard"><text:span text:style-name="T1">phtest(</text:span><text:span text:style-name="T25">femwid4</text:span><text:span text:style-name="T1">,</text:span><text:span text:style-name="T25">remd4</text:span><text:span text:style-name="T1">) <text:s text:c="10"/>#if p-value &lt;0.05, prefer </text:span><text:span text:style-name="T25">femd4</text:span><text:span text:style-name="T1"> or </text:span><text:span text:style-name="T25">femwid4</text:span><text:span text:style-name="T1"> <text:s/>to </text:span><text:span text:style-name="T25">remd4</text:span><text:span text:style-name="T1">, if not, vice versa</text:span><text:span text:style-name="T1"/></text:p>
      <text:p text:style-name="P1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tr" fo:country="T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03-22T00:53:38.741644587</dc:date>
    <meta:editing-cycles>203</meta:editing-cycles>
    <meta:editing-duration>PT21H14M1S</meta:editing-duration>
    <meta:generator>LibreOffice/7.4.7.2$Linux_X86_64 LibreOffice_project/40$Build-2</meta:generator>
    <meta:document-statistic meta:table-count="0" meta:image-count="0" meta:object-count="0" meta:page-count="9" meta:paragraph-count="213" meta:word-count="1517" meta:character-count="15869" meta:non-whitespace-character-count="13040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